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48" office:value-type="string" calcext:value-type="string" table:number-columns-spanned="6" table:number-rows-spanned="1">
              <text:p><text:s text:c="5"/>中 華 民 國 97 年 10 月份</text:p>
            </table:table-cell>
            <table:covered-table-cell table:number-columns-repeated="5" table:style-name="ce49"/>
            <table:table-cell table:style-name="ce33" table:number-columns-repeated="8"/>
            <table:table-cell table:style-name="ce61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4"/>
            <table:table-cell table:style-name="ce50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4"/>
            <table:covered-table-cell table:style-name="ce54"/>
            <table:table-cell table:style-name="ce62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6"/>
            <table:covered-table-cell table:style-name="ce47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6"/>
            <table:covered-table-cell table:style-name="ce51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3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3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4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0];[.C88];[.C91];)" office:value-type="float" office:value="89186" calcext:value-type="float">
            <text:p>89,186</text:p>
          </table:table-cell>
          <table:table-cell table:style-name="ce38" table:formula="of:=SUM([.D10];[.D88];[.D91];)" office:value-type="float" office:value="3604" calcext:value-type="float">
            <text:p>3,604</text:p>
          </table:table-cell>
          <table:table-cell table:style-name="ce38" table:formula="of:=SUM([.E10];[.E88];[.E91];)" office:value-type="float" office:value="6531" calcext:value-type="float">
            <text:p>6,531</text:p>
          </table:table-cell>
          <table:table-cell table:style-name="ce38" table:formula="of:=SUM([.F10];[.F88];[.F91];)" office:value-type="float" office:value="3204" calcext:value-type="float">
            <text:p>3,204</text:p>
          </table:table-cell>
          <table:table-cell table:style-name="ce38" table:formula="of:=SUM([.G10];[.G88];[.G91];)" office:value-type="float" office:value="8407" calcext:value-type="float">
            <text:p>8,407</text:p>
          </table:table-cell>
          <table:table-cell table:style-name="ce38" table:formula="of:=SUM([.H10];[.H88];[.H91];)" office:value-type="float" office:value="409" calcext:value-type="float">
            <text:p>409</text:p>
          </table:table-cell>
          <table:table-cell table:style-name="ce38" table:formula="of:=SUM([.I10];[.I88];[.I91];)" office:value-type="float" office:value="1" calcext:value-type="float">
            <text:p>1</text:p>
          </table:table-cell>
          <table:table-cell table:style-name="ce38" table:formula="of:=SUM([.J10];[.J88];[.J91];)" office:value-type="float" office:value="26745" calcext:value-type="float">
            <text:p>26,745</text:p>
          </table:table-cell>
          <table:table-cell table:style-name="ce38" table:formula="of:=SUM([.K10];[.K88];[.K91];)" office:value-type="float" office:value="37798" calcext:value-type="float">
            <text:p>37,798</text:p>
          </table:table-cell>
          <table:table-cell table:style-name="ce38" table:formula="of:=SUM([.L10];[.L88];[.L91];)" office:value-type="float" office:value="2475" calcext:value-type="float">
            <text:p>2,475</text:p>
          </table:table-cell>
          <table:table-cell table:style-name="ce38" table:formula="of:=SUM([.M10];[.M88];[.M91];)" office:value-type="float" office:value="12" calcext:value-type="float">
            <text:p>12</text:p>
          </table:table-cell>
          <table:table-cell table:style-name="ce38" table:formula="of:=SUM([.N10];[.N88];[.N91];)" office:value-type="float" office:value="87366" calcext:value-type="float">
            <text:p>87,366</text:p>
          </table:table-cell>
          <table:table-cell table:style-name="ce38" table:formula="of:=SUM([.O10];[.O88];[.O91];)" office:value-type="float" office:value="4190" calcext:value-type="float">
            <text:p>4,190</text:p>
          </table:table-cell>
          <table:table-cell table:style-name="ce38" table:formula="of:=SUM([.P10];[.P88];[.P91];)" office:value-type="float" office:value="5176" calcext:value-type="float">
            <text:p>5,176</text:p>
          </table:table-cell>
          <table:table-cell table:style-name="ce38" table:formula="of:=SUM([.Q10];[.Q88];[.Q91];)" office:value-type="float" office:value="3200" calcext:value-type="float">
            <text:p>3,200</text:p>
          </table:table-cell>
          <table:table-cell table:style-name="ce38" table:formula="of:=SUM([.R10];[.R88];[.R91];)" office:value-type="float" office:value="9699" calcext:value-type="float">
            <text:p>9,699</text:p>
          </table:table-cell>
          <table:table-cell table:style-name="ce38" table:formula="of:=SUM([.S10];[.S88];[.S91];)" office:value-type="float" office:value="475" calcext:value-type="float">
            <text:p>475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26745" calcext:value-type="float">
            <text:p>26,745</text:p>
          </table:table-cell>
          <table:table-cell table:style-name="ce38" table:formula="of:=SUM([.V10];[.V88];[.V91];)" office:value-type="float" office:value="37797" calcext:value-type="float">
            <text:p>37,797</text:p>
          </table:table-cell>
          <table:table-cell table:style-name="ce38" table:formula="of:=SUM([.W10];[.W88];[.W91];)" office:value-type="float" office:value="44" calcext:value-type="float">
            <text:p>44</text:p>
          </table:table-cell>
          <table:table-cell table:style-name="ce55" table:formula="of:=SUM([.X10];[.X88];[.X91];)" office:value-type="float" office:value="40" calcext:value-type="float">
            <text:p>40</text:p>
          </table:table-cell>
          <table:table-cell table:style-name="ce65" table:formula="of:=[.C7]-[.N7]" office:value-type="float" office:value="1820" calcext:value-type="float">
            <text:p>1,820</text:p>
          </table:table-cell>
          <table:table-cell table:style-name="ce76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1];[.C89];[.C92];)" office:value-type="float" office:value="39045" calcext:value-type="float">
            <text:p>39,045</text:p>
          </table:table-cell>
          <table:table-cell table:style-name="ce39" table:formula="of:=SUM([.D11];[.D89];[.D92];)" office:value-type="float" office:value="1652" calcext:value-type="float">
            <text:p>1,652</text:p>
          </table:table-cell>
          <table:table-cell table:style-name="ce39" table:formula="of:=SUM([.E11];[.E89];[.E92];)" office:value-type="float" office:value="3059" calcext:value-type="float">
            <text:p>3,059</text:p>
          </table:table-cell>
          <table:table-cell table:style-name="ce39" table:formula="of:=SUM([.F11];[.F89];[.F92];)" office:value-type="float" office:value="1520" calcext:value-type="float">
            <text:p>1,520</text:p>
          </table:table-cell>
          <table:table-cell table:style-name="ce39" table:formula="of:=SUM([.G11];[.G89];[.G92];)" office:value-type="float" office:value="3740" calcext:value-type="float">
            <text:p>3,740</text:p>
          </table:table-cell>
          <table:table-cell table:style-name="ce39" table:formula="of:=SUM([.H11];[.H89];[.H92];)" office:value-type="float" office:value="261" calcext:value-type="float">
            <text:p>261</text:p>
          </table:table-cell>
          <table:table-cell table:style-name="ce39" table:formula="of:=SUM([.I11];[.I89];[.I92];)" office:value-type="float" office:value="1" calcext:value-type="float">
            <text:p>1</text:p>
          </table:table-cell>
          <table:table-cell table:style-name="ce39" table:formula="of:=SUM([.J11];[.J89];[.J92];)" office:value-type="float" office:value="11722" calcext:value-type="float">
            <text:p>11,722</text:p>
          </table:table-cell>
          <table:table-cell table:style-name="ce39" table:formula="of:=SUM([.K11];[.K89];[.K92];)" office:value-type="float" office:value="16764" calcext:value-type="float">
            <text:p>16,764</text:p>
          </table:table-cell>
          <table:table-cell table:style-name="ce39" table:formula="of:=SUM([.L11];[.L89];[.L92];)" office:value-type="float" office:value="322" calcext:value-type="float">
            <text:p>322</text:p>
          </table:table-cell>
          <table:table-cell table:style-name="ce39" table:formula="of:=SUM([.M11];[.M89];[.M92];)" office:value-type="float" office:value="4" calcext:value-type="float">
            <text:p>4</text:p>
          </table:table-cell>
          <table:table-cell table:style-name="ce39" table:formula="of:=SUM([.N11];[.N89];[.N92];)" office:value-type="float" office:value="39213" calcext:value-type="float">
            <text:p>39,213</text:p>
          </table:table-cell>
          <table:table-cell table:style-name="ce39" table:formula="of:=SUM([.O11];[.O89];[.O92];)" office:value-type="float" office:value="2104" calcext:value-type="float">
            <text:p>2,104</text:p>
          </table:table-cell>
          <table:table-cell table:style-name="ce39" table:formula="of:=SUM([.P11];[.P89];[.P92];)" office:value-type="float" office:value="2289" calcext:value-type="float">
            <text:p>2,289</text:p>
          </table:table-cell>
          <table:table-cell table:style-name="ce39" table:formula="of:=SUM([.Q11];[.Q89];[.Q92];)" office:value-type="float" office:value="1433" calcext:value-type="float">
            <text:p>1,433</text:p>
          </table:table-cell>
          <table:table-cell table:style-name="ce39" table:formula="of:=SUM([.R11];[.R89];[.R92];)" office:value-type="float" office:value="4608" calcext:value-type="float">
            <text:p>4,608</text:p>
          </table:table-cell>
          <table:table-cell table:style-name="ce39" table:formula="of:=SUM([.S11];[.S89];[.S92];)" office:value-type="float" office:value="249" calcext:value-type="float">
            <text:p>249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11723" calcext:value-type="float">
            <text:p>11,723</text:p>
          </table:table-cell>
          <table:table-cell table:style-name="ce39" table:formula="of:=SUM([.V11];[.V89];[.V92];)" office:value-type="float" office:value="16762" calcext:value-type="float">
            <text:p>16,762</text:p>
          </table:table-cell>
          <table:table-cell table:style-name="ce39" table:formula="of:=SUM([.W11];[.W89];[.W92];)" office:value-type="float" office:value="18" calcext:value-type="float">
            <text:p>18</text:p>
          </table:table-cell>
          <table:table-cell table:style-name="ce56" table:formula="of:=SUM([.X11];[.X89];[.X92];)" office:value-type="float" office:value="27" calcext:value-type="float">
            <text:p>27</text:p>
          </table:table-cell>
          <table:table-cell table:style-name="ce66" table:formula="of:=[.C8]-[.N8]" office:value-type="float" office:value="-168" calcext:value-type="float">
            <text:p><text:s text:c="7"/>－168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2];[.C90];[.C93];)" office:value-type="float" office:value="50141" calcext:value-type="float">
            <text:p>50,141</text:p>
          </table:table-cell>
          <table:table-cell table:style-name="ce40" table:formula="of:=SUM([.D12];[.D90];[.D93];)" office:value-type="float" office:value="1952" calcext:value-type="float">
            <text:p>1,952</text:p>
          </table:table-cell>
          <table:table-cell table:style-name="ce40" table:formula="of:=SUM([.E12];[.E90];[.E93];)" office:value-type="float" office:value="3472" calcext:value-type="float">
            <text:p>3,472</text:p>
          </table:table-cell>
          <table:table-cell table:style-name="ce40" table:formula="of:=SUM([.F12];[.F90];[.F93];)" office:value-type="float" office:value="1684" calcext:value-type="float">
            <text:p>1,684</text:p>
          </table:table-cell>
          <table:table-cell table:style-name="ce40" table:formula="of:=SUM([.G12];[.G90];[.G93];)" office:value-type="float" office:value="4667" calcext:value-type="float">
            <text:p>4,667</text:p>
          </table:table-cell>
          <table:table-cell table:style-name="ce40" table:formula="of:=SUM([.H12];[.H90];[.H93];)" office:value-type="float" office:value="148" calcext:value-type="float">
            <text:p>148</text:p>
          </table:table-cell>
          <table:table-cell table:style-name="ce40" table:formula="of:=SUM([.I12];[.I90];[.I93];)" office:value-type="float" office:value="0" calcext:value-type="float">
            <text:p>-</text:p>
          </table:table-cell>
          <table:table-cell table:style-name="ce40" table:formula="of:=SUM([.J12];[.J90];[.J93];)" office:value-type="float" office:value="15023" calcext:value-type="float">
            <text:p>15,023</text:p>
          </table:table-cell>
          <table:table-cell table:style-name="ce40" table:formula="of:=SUM([.K12];[.K90];[.K93];)" office:value-type="float" office:value="21034" calcext:value-type="float">
            <text:p>21,034</text:p>
          </table:table-cell>
          <table:table-cell table:style-name="ce40" table:formula="of:=SUM([.L12];[.L90];[.L93];)" office:value-type="float" office:value="2153" calcext:value-type="float">
            <text:p>2,153</text:p>
          </table:table-cell>
          <table:table-cell table:style-name="ce40" table:formula="of:=SUM([.M12];[.M90];[.M93];)" office:value-type="float" office:value="8" calcext:value-type="float">
            <text:p>8</text:p>
          </table:table-cell>
          <table:table-cell table:style-name="ce40" table:formula="of:=SUM([.N12];[.N90];[.N93];)" office:value-type="float" office:value="48153" calcext:value-type="float">
            <text:p>48,153</text:p>
          </table:table-cell>
          <table:table-cell table:style-name="ce40" table:formula="of:=SUM([.O12];[.O90];[.O93];)" office:value-type="float" office:value="2086" calcext:value-type="float">
            <text:p>2,086</text:p>
          </table:table-cell>
          <table:table-cell table:style-name="ce40" table:formula="of:=SUM([.P12];[.P90];[.P93];)" office:value-type="float" office:value="2887" calcext:value-type="float">
            <text:p>2,887</text:p>
          </table:table-cell>
          <table:table-cell table:style-name="ce40" table:formula="of:=SUM([.Q12];[.Q90];[.Q93];)" office:value-type="float" office:value="1767" calcext:value-type="float">
            <text:p>1,767</text:p>
          </table:table-cell>
          <table:table-cell table:style-name="ce40" table:formula="of:=SUM([.R12];[.R90];[.R93];)" office:value-type="float" office:value="5091" calcext:value-type="float">
            <text:p>5,091</text:p>
          </table:table-cell>
          <table:table-cell table:style-name="ce40" table:formula="of:=SUM([.S12];[.S90];[.S93];)" office:value-type="float" office:value="226" calcext:value-type="float">
            <text:p>226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15022" calcext:value-type="float">
            <text:p>15,022</text:p>
          </table:table-cell>
          <table:table-cell table:style-name="ce40" table:formula="of:=SUM([.V12];[.V90];[.V93];)" office:value-type="float" office:value="21035" calcext:value-type="float">
            <text:p>21,035</text:p>
          </table:table-cell>
          <table:table-cell table:style-name="ce40" table:formula="of:=SUM([.W12];[.W90];[.W93];)" office:value-type="float" office:value="26" calcext:value-type="float">
            <text:p>26</text:p>
          </table:table-cell>
          <table:table-cell table:style-name="ce57" table:formula="of:=SUM([.X12];[.X90];[.X93];)" office:value-type="float" office:value="13" calcext:value-type="float">
            <text:p>13</text:p>
          </table:table-cell>
          <table:table-cell table:style-name="ce67" table:formula="of:=[.C9]-[.N9]" office:value-type="float" office:value="1988" calcext:value-type="float">
            <text:p>1,988</text:p>
          </table:table-cell>
          <table:table-cell table:style-name="ce76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table:formula="of:=SUM([.C13];[.C79];[.C82])" office:value-type="float" office:value="88596" calcext:value-type="float">
            <text:p>88,596</text:p>
          </table:table-cell>
          <table:table-cell table:style-name="ce38" table:formula="of:=SUM([.D13];[.D79];[.D82])" office:value-type="float" office:value="3599" calcext:value-type="float">
            <text:p>3,599</text:p>
          </table:table-cell>
          <table:table-cell table:style-name="ce38" table:formula="of:=SUM([.E13];[.E79];[.E82])" office:value-type="float" office:value="6485" calcext:value-type="float">
            <text:p>6,485</text:p>
          </table:table-cell>
          <table:table-cell table:style-name="ce38" table:formula="of:=SUM([.F13];[.F79];[.F82])" office:value-type="float" office:value="3180" calcext:value-type="float">
            <text:p>3,180</text:p>
          </table:table-cell>
          <table:table-cell table:style-name="ce38" table:formula="of:=SUM([.G13];[.G79];[.G82])" office:value-type="float" office:value="8002" calcext:value-type="float">
            <text:p>8,002</text:p>
          </table:table-cell>
          <table:table-cell table:style-name="ce38" table:formula="of:=SUM([.H13];[.H79];[.H82])" office:value-type="float" office:value="409" calcext:value-type="float">
            <text:p>409</text:p>
          </table:table-cell>
          <table:table-cell table:style-name="ce38" table:formula="of:=SUM([.I13];[.I79];[.I82])" office:value-type="float" office:value="1" calcext:value-type="float">
            <text:p>1</text:p>
          </table:table-cell>
          <table:table-cell table:style-name="ce38" table:formula="of:=SUM([.J13];[.J79];[.J82])" office:value-type="float" office:value="26743" calcext:value-type="float">
            <text:p>26,743</text:p>
          </table:table-cell>
          <table:table-cell table:style-name="ce38" table:formula="of:=SUM([.K13];[.K79];[.K82])" office:value-type="float" office:value="37699" calcext:value-type="float">
            <text:p>37,699</text:p>
          </table:table-cell>
          <table:table-cell table:style-name="ce38" table:formula="of:=SUM([.L13];[.L79];[.L82])" office:value-type="float" office:value="2467" calcext:value-type="float">
            <text:p>2,467</text:p>
          </table:table-cell>
          <table:table-cell table:style-name="ce38" table:formula="of:=SUM([.M13];[.M79];[.M82])" office:value-type="float" office:value="11" calcext:value-type="float">
            <text:p>11</text:p>
          </table:table-cell>
          <table:table-cell table:style-name="ce38" table:formula="of:=SUM([.N13];[.N79];[.N82])" office:value-type="float" office:value="86850" calcext:value-type="float">
            <text:p>86,850</text:p>
          </table:table-cell>
          <table:table-cell table:style-name="ce38" table:formula="of:=SUM([.O13];[.O79];[.O82])" office:value-type="float" office:value="4184" calcext:value-type="float">
            <text:p>4,184</text:p>
          </table:table-cell>
          <table:table-cell table:style-name="ce38" table:formula="of:=SUM([.P13];[.P79];[.P82])" office:value-type="float" office:value="5121" calcext:value-type="float">
            <text:p>5,121</text:p>
          </table:table-cell>
          <table:table-cell table:style-name="ce38" table:formula="of:=SUM([.Q13];[.Q79];[.Q82])" office:value-type="float" office:value="3167" calcext:value-type="float">
            <text:p>3,167</text:p>
          </table:table-cell>
          <table:table-cell table:style-name="ce38" table:formula="of:=SUM([.R13];[.R79];[.R82])" office:value-type="float" office:value="9378" calcext:value-type="float">
            <text:p>9,378</text:p>
          </table:table-cell>
          <table:table-cell table:style-name="ce38" table:formula="of:=SUM([.S13];[.S79];[.S82])" office:value-type="float" office:value="475" calcext:value-type="float">
            <text:p>475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26743" calcext:value-type="float">
            <text:p>26,743</text:p>
          </table:table-cell>
          <table:table-cell table:style-name="ce38" table:formula="of:=SUM([.V13];[.V79];[.V82])" office:value-type="float" office:value="37698" calcext:value-type="float">
            <text:p>37,698</text:p>
          </table:table-cell>
          <table:table-cell table:style-name="ce38" table:formula="of:=SUM([.W13];[.W79];[.W82])" office:value-type="float" office:value="44" calcext:value-type="float">
            <text:p>44</text:p>
          </table:table-cell>
          <table:table-cell table:style-name="ce55" table:formula="of:=SUM([.X13];[.X79];[.X82])" office:value-type="float" office:value="40" calcext:value-type="float">
            <text:p>40</text:p>
          </table:table-cell>
          <table:table-cell table:style-name="ce68" table:formula="of:=[.C10]-[.N10]" office:value-type="float" office:value="1746" calcext:value-type="float">
            <text:p>1,746</text:p>
          </table:table-cell>
          <table:table-cell table:style-name="ce76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4];[.C80];[.C83])" office:value-type="float" office:value="38732" calcext:value-type="float">
            <text:p>38,732</text:p>
          </table:table-cell>
          <table:table-cell table:style-name="ce39" table:formula="of:=SUM([.D14];[.D80];[.D83])" office:value-type="float" office:value="1648" calcext:value-type="float">
            <text:p>1,648</text:p>
          </table:table-cell>
          <table:table-cell table:style-name="ce39" table:formula="of:=SUM([.E14];[.E80];[.E83])" office:value-type="float" office:value="3036" calcext:value-type="float">
            <text:p>3,036</text:p>
          </table:table-cell>
          <table:table-cell table:style-name="ce39" table:formula="of:=SUM([.F14];[.F80];[.F83])" office:value-type="float" office:value="1508" calcext:value-type="float">
            <text:p>1,508</text:p>
          </table:table-cell>
          <table:table-cell table:style-name="ce39" table:formula="of:=SUM([.G14];[.G80];[.G83])" office:value-type="float" office:value="3526" calcext:value-type="float">
            <text:p>3,526</text:p>
          </table:table-cell>
          <table:table-cell table:style-name="ce39" table:formula="of:=SUM([.H14];[.H80];[.H83])" office:value-type="float" office:value="261" calcext:value-type="float">
            <text:p>261</text:p>
          </table:table-cell>
          <table:table-cell table:style-name="ce39" table:formula="of:=SUM([.I14];[.I80];[.I83])" office:value-type="float" office:value="1" calcext:value-type="float">
            <text:p>1</text:p>
          </table:table-cell>
          <table:table-cell table:style-name="ce39" table:formula="of:=SUM([.J14];[.J80];[.J83])" office:value-type="float" office:value="11720" calcext:value-type="float">
            <text:p>11,720</text:p>
          </table:table-cell>
          <table:table-cell table:style-name="ce39" table:formula="of:=SUM([.K14];[.K80];[.K83])" office:value-type="float" office:value="16707" calcext:value-type="float">
            <text:p>16,707</text:p>
          </table:table-cell>
          <table:table-cell table:style-name="ce39" table:formula="of:=SUM([.L14];[.L80];[.L83])" office:value-type="float" office:value="321" calcext:value-type="float">
            <text:p>321</text:p>
          </table:table-cell>
          <table:table-cell table:style-name="ce39" table:formula="of:=SUM([.M14];[.M80];[.M83])" office:value-type="float" office:value="4" calcext:value-type="float">
            <text:p>4</text:p>
          </table:table-cell>
          <table:table-cell table:style-name="ce39" table:formula="of:=SUM([.N14];[.N80];[.N83])" office:value-type="float" office:value="38888" calcext:value-type="float">
            <text:p>38,888</text:p>
          </table:table-cell>
          <table:table-cell table:style-name="ce39" table:formula="of:=SUM([.O14];[.O80];[.O83])" office:value-type="float" office:value="2099" calcext:value-type="float">
            <text:p>2,099</text:p>
          </table:table-cell>
          <table:table-cell table:style-name="ce39" table:formula="of:=SUM([.P14];[.P80];[.P83])" office:value-type="float" office:value="2254" calcext:value-type="float">
            <text:p>2,254</text:p>
          </table:table-cell>
          <table:table-cell table:style-name="ce39" table:formula="of:=SUM([.Q14];[.Q80];[.Q83])" office:value-type="float" office:value="1414" calcext:value-type="float">
            <text:p>1,414</text:p>
          </table:table-cell>
          <table:table-cell table:style-name="ce39" table:formula="of:=SUM([.R14];[.R80];[.R83])" office:value-type="float" office:value="4401" calcext:value-type="float">
            <text:p>4,401</text:p>
          </table:table-cell>
          <table:table-cell table:style-name="ce39" table:formula="of:=SUM([.S14];[.S80];[.S83])" office:value-type="float" office:value="249" calcext:value-type="float">
            <text:p>249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11721" calcext:value-type="float">
            <text:p>11,721</text:p>
          </table:table-cell>
          <table:table-cell table:style-name="ce39" table:formula="of:=SUM([.V14];[.V80];[.V83])" office:value-type="float" office:value="16705" calcext:value-type="float">
            <text:p>16,705</text:p>
          </table:table-cell>
          <table:table-cell table:style-name="ce39" table:formula="of:=SUM([.W14];[.W80];[.W83])" office:value-type="float" office:value="18" calcext:value-type="float">
            <text:p>18</text:p>
          </table:table-cell>
          <table:table-cell table:style-name="ce56" table:formula="of:=SUM([.X14];[.X80];[.X83])" office:value-type="float" office:value="27" calcext:value-type="float">
            <text:p>27</text:p>
          </table:table-cell>
          <table:table-cell table:style-name="ce69" table:formula="of:=[.C11]-[.N11]" office:value-type="float" office:value="-156" calcext:value-type="float">
            <text:p><text:s text:c="7"/>－156</text:p>
          </table:table-cell>
          <table:table-cell table:style-name="ce76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table:formula="of:=SUM([.C15];[.C81];[.C84])" office:value-type="float" office:value="49864" calcext:value-type="float">
            <text:p>49,864</text:p>
          </table:table-cell>
          <table:table-cell table:style-name="ce40" table:formula="of:=SUM([.D15];[.D81];[.D84])" office:value-type="float" office:value="1951" calcext:value-type="float">
            <text:p>1,951</text:p>
          </table:table-cell>
          <table:table-cell table:style-name="ce40" table:formula="of:=SUM([.E15];[.E81];[.E84])" office:value-type="float" office:value="3449" calcext:value-type="float">
            <text:p>3,449</text:p>
          </table:table-cell>
          <table:table-cell table:style-name="ce40" table:formula="of:=SUM([.F15];[.F81];[.F84])" office:value-type="float" office:value="1672" calcext:value-type="float">
            <text:p>1,672</text:p>
          </table:table-cell>
          <table:table-cell table:style-name="ce40" table:formula="of:=SUM([.G15];[.G81];[.G84])" office:value-type="float" office:value="4476" calcext:value-type="float">
            <text:p>4,476</text:p>
          </table:table-cell>
          <table:table-cell table:style-name="ce40" table:formula="of:=SUM([.H15];[.H81];[.H84])" office:value-type="float" office:value="148" calcext:value-type="float">
            <text:p>148</text:p>
          </table:table-cell>
          <table:table-cell table:style-name="ce40" table:formula="of:=SUM([.I15];[.I81];[.I84])" office:value-type="float" office:value="0" calcext:value-type="float">
            <text:p>-</text:p>
          </table:table-cell>
          <table:table-cell table:style-name="ce40" table:formula="of:=SUM([.J15];[.J81];[.J84])" office:value-type="float" office:value="15023" calcext:value-type="float">
            <text:p>15,023</text:p>
          </table:table-cell>
          <table:table-cell table:style-name="ce40" table:formula="of:=SUM([.K15];[.K81];[.K84])" office:value-type="float" office:value="20992" calcext:value-type="float">
            <text:p>20,992</text:p>
          </table:table-cell>
          <table:table-cell table:style-name="ce40" table:formula="of:=SUM([.L15];[.L81];[.L84])" office:value-type="float" office:value="2146" calcext:value-type="float">
            <text:p>2,146</text:p>
          </table:table-cell>
          <table:table-cell table:style-name="ce40" table:formula="of:=SUM([.M15];[.M81];[.M84])" office:value-type="float" office:value="7" calcext:value-type="float">
            <text:p>7</text:p>
          </table:table-cell>
          <table:table-cell table:style-name="ce40" table:formula="of:=SUM([.N15];[.N81];[.N84])" office:value-type="float" office:value="47962" calcext:value-type="float">
            <text:p>47,962</text:p>
          </table:table-cell>
          <table:table-cell table:style-name="ce40" table:formula="of:=SUM([.O15];[.O81];[.O84])" office:value-type="float" office:value="2085" calcext:value-type="float">
            <text:p>2,085</text:p>
          </table:table-cell>
          <table:table-cell table:style-name="ce40" table:formula="of:=SUM([.P15];[.P81];[.P84])" office:value-type="float" office:value="2867" calcext:value-type="float">
            <text:p>2,867</text:p>
          </table:table-cell>
          <table:table-cell table:style-name="ce40" table:formula="of:=SUM([.Q15];[.Q81];[.Q84])" office:value-type="float" office:value="1753" calcext:value-type="float">
            <text:p>1,753</text:p>
          </table:table-cell>
          <table:table-cell table:style-name="ce40" table:formula="of:=SUM([.R15];[.R81];[.R84])" office:value-type="float" office:value="4977" calcext:value-type="float">
            <text:p>4,977</text:p>
          </table:table-cell>
          <table:table-cell table:style-name="ce40" table:formula="of:=SUM([.S15];[.S81];[.S84])" office:value-type="float" office:value="226" calcext:value-type="float">
            <text:p>226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15022" calcext:value-type="float">
            <text:p>15,022</text:p>
          </table:table-cell>
          <table:table-cell table:style-name="ce40" table:formula="of:=SUM([.V15];[.V81];[.V84])" office:value-type="float" office:value="20993" calcext:value-type="float">
            <text:p>20,993</text:p>
          </table:table-cell>
          <table:table-cell table:style-name="ce40" table:formula="of:=SUM([.W15];[.W81];[.W84])" office:value-type="float" office:value="26" calcext:value-type="float">
            <text:p>26</text:p>
          </table:table-cell>
          <table:table-cell table:style-name="ce57" table:formula="of:=SUM([.X15];[.X81];[.X84])" office:value-type="float" office:value="13" calcext:value-type="float">
            <text:p>13</text:p>
          </table:table-cell>
          <table:table-cell table:style-name="ce70" table:formula="of:=[.C12]-[.N12]" office:value-type="float" office:value="1902" calcext:value-type="float">
            <text:p>1,902</text:p>
          </table:table-cell>
          <table:table-cell table:style-name="ce76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69845" calcext:value-type="float">
            <text:p>69,845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1891" calcext:value-type="float">
            <text:p>1,891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6363" calcext:value-type="float">
            <text:p>6,363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3016" calcext:value-type="float">
            <text:p>3,016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321" calcext:value-type="float">
            <text:p>321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1" calcext:value-type="float">
            <text:p>1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26743" calcext:value-type="float">
            <text:p>26,743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29475" calcext:value-type="float">
            <text:p>29,475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2028" calcext:value-type="float">
            <text:p>2,028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7" calcext:value-type="float">
            <text:p>7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67272" calcext:value-type="float">
            <text:p>67,272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2593" calcext:value-type="float">
            <text:p>2,593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4957" calcext:value-type="float">
            <text:p>4,957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3045" calcext:value-type="float">
            <text:p>3,045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405" calcext:value-type="float">
            <text:p>405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26743" calcext:value-type="float">
            <text:p>26,743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29474" calcext:value-type="float">
            <text:p>29,474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21" calcext:value-type="float">
            <text:p>21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34" calcext:value-type="float">
            <text:p>34</text:p>
          </table:table-cell>
          <table:table-cell table:style-name="ce68" table:formula="of:=[.C13]-[.N13]" office:value-type="float" office:value="2573" calcext:value-type="float">
            <text:p>2,573</text:p>
          </table:table-cell>
          <table:table-cell table:style-name="ce76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30441" calcext:value-type="float">
            <text:p>30,441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899" calcext:value-type="float">
            <text:p>899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2974" calcext:value-type="float">
            <text:p>2,974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1428" calcext:value-type="float">
            <text:p>1,428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207" calcext:value-type="float">
            <text:p>207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1" calcext:value-type="float">
            <text:p>1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11720" calcext:value-type="float">
            <text:p>11,720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12979" calcext:value-type="float">
            <text:p>12,979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231" calcext:value-type="float">
            <text:p>231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2" calcext:value-type="float">
            <text:p>2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29815" calcext:value-type="float">
            <text:p>29,815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1344" calcext:value-type="float">
            <text:p>1,344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2174" calcext:value-type="float">
            <text:p>2,174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1352" calcext:value-type="float">
            <text:p>1,352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214" calcext:value-type="float">
            <text:p>214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11721" calcext:value-type="float">
            <text:p>11,721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12977" calcext:value-type="float">
            <text:p>12,977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9" calcext:value-type="float">
            <text:p>9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24" calcext:value-type="float">
            <text:p>24</text:p>
          </table:table-cell>
          <table:table-cell table:style-name="ce69" table:formula="of:=[.C14]-[.N14]" office:value-type="float" office:value="626" calcext:value-type="float">
            <text:p>626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39404" calcext:value-type="float">
            <text:p>39,404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992" calcext:value-type="float">
            <text:p>992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3389" calcext:value-type="float">
            <text:p>3,389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1588" calcext:value-type="float">
            <text:p>1,588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114" calcext:value-type="float">
            <text:p>114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0" calcext:value-type="float">
            <text:p>-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15023" calcext:value-type="float">
            <text:p>15,023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16496" calcext:value-type="float">
            <text:p>16,496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1797" calcext:value-type="float">
            <text:p>1,797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5" calcext:value-type="float">
            <text:p>5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37457" calcext:value-type="float">
            <text:p>37,457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1249" calcext:value-type="float">
            <text:p>1,249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2783" calcext:value-type="float">
            <text:p>2,783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1693" calcext:value-type="float">
            <text:p>1,693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191" calcext:value-type="float">
            <text:p>191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15022" calcext:value-type="float">
            <text:p>15,022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16497" calcext:value-type="float">
            <text:p>16,497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12" calcext:value-type="float">
            <text:p>12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10" calcext:value-type="float">
            <text:p>10</text:p>
          </table:table-cell>
          <table:table-cell table:style-name="ce70" table:formula="of:=[.C15]-[.N15]" office:value-type="float" office:value="1947" calcext:value-type="float">
            <text:p>1,94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136" calcext:value-type="float">
            <text:p>16,136</text:p>
          </table:table-cell>
          <table:table-cell table:style-name="ce41" office:value-type="float" office:value="725" calcext:value-type="float">
            <text:p>725</text:p>
          </table:table-cell>
          <table:table-cell table:style-name="ce41" office:value-type="float" office:value="4296" calcext:value-type="float">
            <text:p>4,296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97" calcext:value-type="float">
            <text:p>3,997</text:p>
          </table:table-cell>
          <table:table-cell table:style-name="ce41" office:value-type="float" office:value="6392" calcext:value-type="float">
            <text:p>6,392</text:p>
          </table:table-cell>
          <table:table-cell table:style-name="ce41" office:value-type="float" office:value="405" calcext:value-type="float">
            <text:p>40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4384" calcext:value-type="float">
            <text:p>14,384</text:p>
          </table:table-cell>
          <table:table-cell table:style-name="ce41" office:value-type="float" office:value="898" calcext:value-type="float">
            <text:p>898</text:p>
          </table:table-cell>
          <table:table-cell table:style-name="ce41" office:value-type="float" office:value="2933" calcext:value-type="float">
            <text:p>2,933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59" calcext:value-type="float">
            <text:p>3,859</text:p>
          </table:table-cell>
          <table:table-cell table:style-name="ce41" office:value-type="float" office:value="6391" calcext:value-type="float">
            <text:p>6,391</text:p>
          </table:table-cell>
          <table:table-cell table:style-name="ce41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style-name="ce71" table:formula="of:=[.C16]-[.N16]" office:value-type="float" office:value="1752" calcext:value-type="float">
            <text:p>1,752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188" calcext:value-type="float">
            <text:p>7,188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2025" calcext:value-type="float">
            <text:p>2,02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6" calcext:value-type="float">
            <text:p>1,776</text:p>
          </table:table-cell>
          <table:table-cell table:style-name="ce42" office:value-type="float" office:value="2822" calcext:value-type="float">
            <text:p>2,822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472" calcext:value-type="float">
            <text:p>6,472</text:p>
          </table:table-cell>
          <table:table-cell table:style-name="ce42" office:value-type="float" office:value="447" calcext:value-type="float">
            <text:p>447</text:p>
          </table:table-cell>
          <table:table-cell table:style-name="ce42" office:value-type="float" office:value="1274" calcext:value-type="float">
            <text:p>1,274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0" calcext:value-type="float">
            <text:p>1,800</text:p>
          </table:table-cell>
          <table:table-cell table:style-name="ce42" office:value-type="float" office:value="2821" calcext:value-type="float">
            <text:p>2,82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17]-[.N17]" office:value-type="float" office:value="716" calcext:value-type="float">
            <text:p>71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948" calcext:value-type="float">
            <text:p>8,948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2271" calcext:value-type="float">
            <text:p>2,271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21" calcext:value-type="float">
            <text:p>2,221</text:p>
          </table:table-cell>
          <table:table-cell table:style-name="ce43" office:value-type="float" office:value="3570" calcext:value-type="float">
            <text:p>3,570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912" calcext:value-type="float">
            <text:p>7,912</text:p>
          </table:table-cell>
          <table:table-cell table:style-name="ce43" office:value-type="float" office:value="451" calcext:value-type="float">
            <text:p>451</text:p>
          </table:table-cell>
          <table:table-cell table:style-name="ce43" office:value-type="float" office:value="1659" calcext:value-type="float">
            <text:p>1,659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59" calcext:value-type="float">
            <text:p>2,059</text:p>
          </table:table-cell>
          <table:table-cell table:style-name="ce43" office:value-type="float" office:value="3570" calcext:value-type="float">
            <text:p>3,570</text:p>
          </table:table-cell>
          <table:table-cell table:style-name="ce43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73" table:formula="of:=[.C18]-[.N18]" office:value-type="float" office:value="1036" calcext:value-type="float">
            <text:p>1,03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74" calcext:value-type="float">
            <text:p>1,57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4" calcext:value-type="float">
            <text:p>1,66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6" calcext:value-type="float">
            <text:p>526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19]-[.N19]" office:value-type="float" office:value="-90" calcext:value-type="float">
            <text:p><text:s text:c="7"/>－90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0]-[.N20]" office:value-type="float" office:value="-16" calcext:value-type="float">
            <text:p><text:s text:c="7"/>－1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554" calcext:value-type="float">
            <text:p>55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6" calcext:value-type="float">
            <text:p>96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554" calcext:value-type="float">
            <text:p>554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1]-[.N21]" office:value-type="float" office:value="-74" calcext:value-type="float">
            <text:p><text:s text:c="7"/>－74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798" calcext:value-type="float">
            <text:p>7,798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09" calcext:value-type="float">
            <text:p>2,909</text:p>
          </table:table-cell>
          <table:table-cell table:style-name="ce41" office:value-type="float" office:value="3641" calcext:value-type="float">
            <text:p>3,641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896" calcext:value-type="float">
            <text:p>6,896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35" calcext:value-type="float">
            <text:p>2,335</text:p>
          </table:table-cell>
          <table:table-cell table:style-name="ce41" office:value-type="float" office:value="3641" calcext:value-type="float">
            <text:p>3,641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71" table:formula="of:=[.C22]-[.N22]" office:value-type="float" office:value="902" calcext:value-type="float">
            <text:p>902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445" calcext:value-type="float">
            <text:p>3,445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8" calcext:value-type="float">
            <text:p>1,308</text:p>
          </table:table-cell>
          <table:table-cell table:style-name="ce42" office:value-type="float" office:value="1615" calcext:value-type="float">
            <text:p>1,61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091" calcext:value-type="float">
            <text:p>3,091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7" calcext:value-type="float">
            <text:p>1,037</text:p>
          </table:table-cell>
          <table:table-cell table:style-name="ce42" office:value-type="float" office:value="1615" calcext:value-type="float">
            <text:p>1,615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23]-[.N23]" office:value-type="float" office:value="354" calcext:value-type="float">
            <text:p>35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353" calcext:value-type="float">
            <text:p>4,353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1" calcext:value-type="float">
            <text:p>1,601</text:p>
          </table:table-cell>
          <table:table-cell table:style-name="ce43" office:value-type="float" office:value="2026" calcext:value-type="float">
            <text:p>2,026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05" calcext:value-type="float">
            <text:p>3,805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8" calcext:value-type="float">
            <text:p>1,298</text:p>
          </table:table-cell>
          <table:table-cell table:style-name="ce43" office:value-type="float" office:value="2026" calcext:value-type="float">
            <text:p>2,02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24]-[.N24]" office:value-type="float" office:value="548" calcext:value-type="float">
            <text:p>54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76" calcext:value-type="float">
            <text:p>1,976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625" calcext:value-type="float">
            <text:p>62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09" calcext:value-type="float">
            <text:p>1,609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625" calcext:value-type="float">
            <text:p>62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4" calcext:value-type="float">
            <text:p>4</text:p>
          </table:table-cell>
          <table:table-cell table:style-name="ce71" table:formula="of:=[.C25]-[.N25]" office:value-type="float" office:value="367" calcext:value-type="float">
            <text:p>367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7" calcext:value-type="float">
            <text:p>72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4" calcext:value-type="float">
            <text:p>4</text:p>
          </table:table-cell>
          <table:table-cell table:style-name="ce72" table:formula="of:=[.C26]-[.N26]" office:value-type="float" office:value="166" calcext:value-type="float">
            <text:p>16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83" calcext:value-type="float">
            <text:p>1,0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2" calcext:value-type="float">
            <text:p>632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82" calcext:value-type="float">
            <text:p>88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9" calcext:value-type="float">
            <text:p>469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7]-[.N27]" office:value-type="float" office:value="201" calcext:value-type="float">
            <text:p>201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474" calcext:value-type="float">
            <text:p>1,47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6" calcext:value-type="float">
            <text:p>726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50" calcext:value-type="float">
            <text:p>1,45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8" calcext:value-type="float">
            <text:p>738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28]-[.N28]" office:value-type="float" office:value="24" calcext:value-type="float">
            <text:p>24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19" calcext:value-type="float">
            <text:p>61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9]-[.N29]" office:value-type="float" office:value="7" calcext:value-type="float">
            <text:p>7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55" calcext:value-type="float">
            <text:p>85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8" calcext:value-type="float">
            <text:p>83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0]-[.N30]" office:value-type="float" office:value="17" calcext:value-type="float">
            <text:p>1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235" calcext:value-type="float">
            <text:p>5,235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693" calcext:value-type="float">
            <text:p>2,693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148" calcext:value-type="float">
            <text:p>5,148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65" calcext:value-type="float">
            <text:p>2,665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4" calcext:value-type="float">
            <text:p>4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1]-[.N31]" office:value-type="float" office:value="87" calcext:value-type="float">
            <text:p>87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293" calcext:value-type="float">
            <text:p>2,29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95" calcext:value-type="float">
            <text:p>1,195</text:p>
          </table:table-cell>
          <table:table-cell table:style-name="ce42" office:value-type="float" office:value="970" calcext:value-type="float">
            <text:p>97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36" calcext:value-type="float">
            <text:p>2,236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9" calcext:value-type="float">
            <text:p>1,099</text:p>
          </table:table-cell>
          <table:table-cell table:style-name="ce42" office:value-type="float" office:value="970" calcext:value-type="float">
            <text:p>970</text:p>
          </table:table-cell>
          <table:table-cell table:style-name="ce42" office:value-type="float" office:value="3" calcext:value-type="float">
            <text:p>3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2]-[.N32]" office:value-type="float" office:value="57" calcext:value-type="float">
            <text:p>57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42" calcext:value-type="float">
            <text:p>2,94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98" calcext:value-type="float">
            <text:p>1,498</text:p>
          </table:table-cell>
          <table:table-cell table:style-name="ce43" office:value-type="float" office:value="1199" calcext:value-type="float">
            <text:p>1,199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912" calcext:value-type="float">
            <text:p>2,91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66" calcext:value-type="float">
            <text:p>1,566</text:p>
          </table:table-cell>
          <table:table-cell table:style-name="ce43" office:value-type="float" office:value="1199" calcext:value-type="float">
            <text:p>1,199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3]-[.N33]" office:value-type="float" office:value="30" calcext:value-type="float">
            <text:p>30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327" calcext:value-type="float">
            <text:p>3,327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1756" calcext:value-type="float">
            <text:p>1,756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541" calcext:value-type="float">
            <text:p>3,54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06" calcext:value-type="float">
            <text:p>1,506</text:p>
          </table:table-cell>
          <table:table-cell table:style-name="ce41" office:value-type="float" office:value="1756" calcext:value-type="float">
            <text:p>1,756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4]-[.N34]" office:value-type="float" office:value="-214" calcext:value-type="float">
            <text:p><text:s text:c="7"/>－214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73" calcext:value-type="float">
            <text:p>1,37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758" calcext:value-type="float">
            <text:p>75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09" calcext:value-type="float">
            <text:p>1,50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758" calcext:value-type="float">
            <text:p>75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5]-[.N35]" office:value-type="float" office:value="-136" calcext:value-type="float">
            <text:p><text:s text:c="7"/>－13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54" calcext:value-type="float">
            <text:p>1,95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3" calcext:value-type="float">
            <text:p>703</text:p>
          </table:table-cell>
          <table:table-cell table:style-name="ce43" office:value-type="float" office:value="998" calcext:value-type="float">
            <text:p>998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032" calcext:value-type="float">
            <text:p>2,03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8" calcext:value-type="float">
            <text:p>898</text:p>
          </table:table-cell>
          <table:table-cell table:style-name="ce43" office:value-type="float" office:value="998" calcext:value-type="float">
            <text:p>998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6]-[.N36]" office:value-type="float" office:value="-78" calcext:value-type="float">
            <text:p><text:s text:c="7"/>－7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7" calcext:value-type="float">
            <text:p>817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37]-[.N37]" office:value-type="float" office:value="-89" calcext:value-type="float">
            <text:p><text:s text:c="7"/>－89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38]-[.N38]" office:value-type="float" office:value="-90" calcext:value-type="float">
            <text:p><text:s text:c="7"/>－90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69" calcext:value-type="float">
            <text:p>86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4" calcext:value-type="float">
            <text:p>474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8" calcext:value-type="float">
            <text:p>86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46" calcext:value-type="float">
            <text:p>546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9]-[.N39]" office:value-type="float" office:value="1" calcext:value-type="float">
            <text:p>1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96" calcext:value-type="float">
            <text:p>2,09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0]-[.N40]" office:value-type="float" office:value="-103" calcext:value-type="float">
            <text:p><text:s text:c="7"/>－103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35" calcext:value-type="float">
            <text:p>83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9" calcext:value-type="float">
            <text:p>94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1]-[.N41]" office:value-type="float" office:value="-114" calcext:value-type="float">
            <text:p><text:s text:c="7"/>－11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61" calcext:value-type="float">
            <text:p>1,26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4" calcext:value-type="float">
            <text:p>584</text:p>
          </table:table-cell>
          <table:table-cell table:style-name="ce43" office:value-type="float" office:value="488" calcext:value-type="float">
            <text:p>488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0" calcext:value-type="float">
            <text:p>1,25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9" calcext:value-type="float">
            <text:p>649</text:p>
          </table:table-cell>
          <table:table-cell table:style-name="ce43" office:value-type="float" office:value="488" calcext:value-type="float">
            <text:p>48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2]-[.N42]" office:value-type="float" office:value="11" calcext:value-type="float">
            <text:p>11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92" calcext:value-type="float">
            <text:p>1,69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1" calcext:value-type="float">
            <text:p>1,77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3]-[.N43]" office:value-type="float" office:value="-79" calcext:value-type="float">
            <text:p><text:s text:c="7"/>－79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6" calcext:value-type="float">
            <text:p>74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3" calcext:value-type="float">
            <text:p>493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44]-[.N44]" office:value-type="float" office:value="-53" calcext:value-type="float">
            <text:p><text:s text:c="7"/>－53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99" calcext:value-type="float">
            <text:p>99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3" calcext:value-type="float">
            <text:p>583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5" calcext:value-type="float">
            <text:p>1,02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1" calcext:value-type="float">
            <text:p>691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5]-[.N45]" office:value-type="float" office:value="-26" calcext:value-type="float">
            <text:p><text:s text:c="7"/>－26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488" calcext:value-type="float">
            <text:p>3,48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9" calcext:value-type="float">
            <text:p>1,679</text:p>
          </table:table-cell>
          <table:table-cell table:style-name="ce41" office:value-type="float" office:value="1337" calcext:value-type="float">
            <text:p>1,337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66" calcext:value-type="float">
            <text:p>3,366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93" calcext:value-type="float">
            <text:p>1,693</text:p>
          </table:table-cell>
          <table:table-cell table:style-name="ce41" office:value-type="float" office:value="1337" calcext:value-type="float">
            <text:p>1,33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6]-[.N46]" office:value-type="float" office:value="122" calcext:value-type="float">
            <text:p>122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69" calcext:value-type="float">
            <text:p>1,46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3" calcext:value-type="float">
            <text:p>733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65" calcext:value-type="float">
            <text:p>1,46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0" calcext:value-type="float">
            <text:p>730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7]-[.N47]" office:value-type="float" office:value="4" calcext:value-type="float">
            <text:p>4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019" calcext:value-type="float">
            <text:p>2,01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6" calcext:value-type="float">
            <text:p>946</text:p>
          </table:table-cell>
          <table:table-cell table:style-name="ce43" office:value-type="float" office:value="757" calcext:value-type="float">
            <text:p>757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01" calcext:value-type="float">
            <text:p>1,90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3" calcext:value-type="float">
            <text:p>963</text:p>
          </table:table-cell>
          <table:table-cell table:style-name="ce43" office:value-type="float" office:value="757" calcext:value-type="float">
            <text:p>75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8]-[.N48]" office:value-type="float" office:value="118" calcext:value-type="float">
            <text:p>118</text:p>
          </table:table-cell>
          <table:table-cell table:style-name="ce76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462" calcext:value-type="float">
            <text:p>4,462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485" calcext:value-type="float">
            <text:p>1,4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1543" calcext:value-type="float">
            <text:p>1,543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92" calcext:value-type="float">
            <text:p>4,592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625" calcext:value-type="float">
            <text:p>1,6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1543" calcext:value-type="float">
            <text:p>1,543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71" table:formula="of:=[.C49]-[.N49]" office:value-type="float" office:value="-130" calcext:value-type="float">
            <text:p><text:s text:c="7"/>－13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927" calcext:value-type="float">
            <text:p>1,92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3" calcext:value-type="float">
            <text:p>453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18" calcext:value-type="float">
            <text:p>2,01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50]-[.N50]" office:value-type="float" office:value="-91" calcext:value-type="float">
            <text:p><text:s text:c="7"/>－9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35" calcext:value-type="float">
            <text:p>2,53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783" calcext:value-type="float">
            <text:p>7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8" calcext:value-type="float">
            <text:p>668</text:p>
          </table:table-cell>
          <table:table-cell table:style-name="ce43" office:value-type="float" office:value="877" calcext:value-type="float">
            <text:p>877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74" calcext:value-type="float">
            <text:p>2,57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7" calcext:value-type="float">
            <text:p>657</text:p>
          </table:table-cell>
          <table:table-cell table:style-name="ce43" office:value-type="float" office:value="877" calcext:value-type="float">
            <text:p>877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51]-[.N51]" office:value-type="float" office:value="-39" calcext:value-type="float">
            <text:p><text:s text:c="7"/>－39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14" calcext:value-type="float">
            <text:p>2,61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41" calcext:value-type="float">
            <text:p>2,841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7" calcext:value-type="float">
            <text:p>7</text:p>
          </table:table-cell>
          <table:table-cell table:style-name="ce71" table:formula="of:=[.C52]-[.N52]" office:value-type="float" office:value="-227" calcext:value-type="float">
            <text:p><text:s text:c="7"/>－227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43" calcext:value-type="float">
            <text:p>1,14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609" calcext:value-type="float">
            <text:p>60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4" calcext:value-type="float">
            <text:p>1,25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609" calcext:value-type="float">
            <text:p>60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[.C53]-[.N53]" office:value-type="float" office:value="-111" calcext:value-type="float">
            <text:p><text:s text:c="7"/>－11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71" calcext:value-type="float">
            <text:p>1,47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7" calcext:value-type="float">
            <text:p>1,58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4]-[.N54]" office:value-type="float" office:value="-116" calcext:value-type="float">
            <text:p><text:s text:c="7"/>－11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7" calcext:value-type="float">
            <text:p>77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5]-[.N55]" office:value-type="float" office:value="-58" calcext:value-type="float">
            <text:p><text:s text:c="7"/>－58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122" calcext:value-type="float">
            <text:p>1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6]-[.N56]" office:value-type="float" office:value="-42" calcext:value-type="float">
            <text:p><text:s text:c="7"/>－42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1" calcext:value-type="float">
            <text:p>41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7]-[.N57]" office:value-type="float" office:value="-16" calcext:value-type="float">
            <text:p><text:s text:c="7"/>－1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89" calcext:value-type="float">
            <text:p>1,38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float" office:value="772" calcext:value-type="float">
            <text:p>77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1" calcext:value-type="float">
            <text:p>1,471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5" calcext:value-type="float">
            <text:p>545</text:p>
          </table:table-cell>
          <table:table-cell table:style-name="ce41" office:value-type="float" office:value="772" calcext:value-type="float">
            <text:p>772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8]-[.N58]" office:value-type="float" office:value="-82" calcext:value-type="float">
            <text:p><text:s text:c="7"/>－8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38" calcext:value-type="float">
            <text:p>63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9" calcext:value-type="float">
            <text:p>65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9]-[.N59]" office:value-type="float" office:value="-21" calcext:value-type="float">
            <text:p><text:s text:c="7"/>－2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51" calcext:value-type="float">
            <text:p>75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2" calcext:value-type="float">
            <text:p>81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0]-[.N60]" office:value-type="float" office:value="-61" calcext:value-type="float">
            <text:p><text:s text:c="7"/>－61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103" calcext:value-type="float">
            <text:p>103</text:p>
          </table:table-cell>
          <table:table-cell table:style-name="ce76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66" calcext:value-type="float">
            <text:p>6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37" calcext:value-type="float">
            <text:p>37</text:p>
          </table:table-cell>
          <table:table-cell table:style-name="ce76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34" calcext:value-type="float">
            <text:p>1,63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1" calcext:value-type="float">
            <text:p>1,77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2" calcext:value-type="float">
            <text:p>652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4]-[.N64]" office:value-type="float" office:value="-137" calcext:value-type="float">
            <text:p><text:s text:c="7"/>－137</text:p>
          </table:table-cell>
          <table:table-cell table:style-name="ce76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60" calcext:value-type="float">
            <text:p><text:s text:c="7"/>－60</text:p>
          </table:table-cell>
          <table:table-cell table:style-name="ce76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486" calcext:value-type="float">
            <text:p>48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0" calcext:value-type="float">
            <text:p>1,00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486" calcext:value-type="float">
            <text:p>48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6]-[.N66]" office:value-type="float" office:value="-77" calcext:value-type="float">
            <text:p><text:s text:c="7"/>－77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11" calcext:value-type="float">
            <text:p>1,711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7" calcext:value-type="float">
            <text:p>697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7" calcext:value-type="float">
            <text:p>7</text:p>
          </table:table-cell>
          <table:table-cell table:style-name="ce71" table:formula="of:=[.C67]-[.N67]" office:value-type="float" office:value="146" calcext:value-type="float">
            <text:p>14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5" calcext:value-type="float">
            <text:p>80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5" calcext:value-type="float">
            <text:p>5</text:p>
          </table:table-cell>
          <table:table-cell table:style-name="ce72" table:formula="of:=[.C68]-[.N68]" office:value-type="float" office:value="8" calcext:value-type="float">
            <text:p>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44" calcext:value-type="float">
            <text:p>1,04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9" calcext:value-type="float">
            <text:p>489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06" calcext:value-type="float">
            <text:p>90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69]-[.N69]" office:value-type="float" office:value="138" calcext:value-type="float">
            <text:p>13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095" calcext:value-type="float">
            <text:p>6,095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12" calcext:value-type="float">
            <text:p>2,812</text:p>
          </table:table-cell>
          <table:table-cell table:style-name="ce41" office:value-type="float" office:value="2746" calcext:value-type="float">
            <text:p>2,746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55" calcext:value-type="float">
            <text:p>5,855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2746" calcext:value-type="float">
            <text:p>2,746</text:p>
          </table:table-cell>
          <table:table-cell table:style-name="ce41" office:value-type="float" office:value="4" calcext:value-type="float">
            <text:p>4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0]-[.N70]" office:value-type="float" office:value="240" calcext:value-type="float">
            <text:p>24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68" calcext:value-type="float">
            <text:p>2,668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3" calcext:value-type="float">
            <text:p>1,183</text:p>
          </table:table-cell>
          <table:table-cell table:style-name="ce42" office:value-type="float" office:value="1247" calcext:value-type="float">
            <text:p>1,24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62" calcext:value-type="float">
            <text:p>2,662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4" calcext:value-type="float">
            <text:p>1,154</text:p>
          </table:table-cell>
          <table:table-cell table:style-name="ce42" office:value-type="float" office:value="1247" calcext:value-type="float">
            <text:p>1,247</text:p>
          </table:table-cell>
          <table:table-cell table:style-name="ce42" office:value-type="float" office:value="3" calcext:value-type="float">
            <text:p>3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1]-[.N71]" office:value-type="float" office:value="6" calcext:value-type="float">
            <text:p>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427" calcext:value-type="float">
            <text:p>3,427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9" calcext:value-type="float">
            <text:p>1,629</text:p>
          </table:table-cell>
          <table:table-cell table:style-name="ce43" office:value-type="float" office:value="1499" calcext:value-type="float">
            <text:p>1,49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93" calcext:value-type="float">
            <text:p>3,193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34" calcext:value-type="float">
            <text:p>1,434</text:p>
          </table:table-cell>
          <table:table-cell table:style-name="ce43" office:value-type="float" office:value="1499" calcext:value-type="float">
            <text:p>1,499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2]-[.N72]" office:value-type="float" office:value="234" calcext:value-type="float">
            <text:p>23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6" calcext:value-type="float">
            <text:p>726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5" calcext:value-type="float">
            <text:p>715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16" calcext:value-type="float">
            <text:p>1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4" calcext:value-type="float">
            <text:p>314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-7" calcext:value-type="float">
            <text:p><text:s text:c="7"/>－7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93" calcext:value-type="float">
            <text:p>69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23" calcext:value-type="float">
            <text:p>2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233" calcext:value-type="float">
            <text:p>3,233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61" calcext:value-type="float">
            <text:p>1,361</text:p>
          </table:table-cell>
          <table:table-cell table:style-name="ce41" office:value-type="float" office:value="1527" calcext:value-type="float">
            <text:p>1,52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10" calcext:value-type="float">
            <text:p>3,210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5" calcext:value-type="float">
            <text:p>1,385</text:p>
          </table:table-cell>
          <table:table-cell table:style-name="ce41" office:value-type="float" office:value="1527" calcext:value-type="float">
            <text:p>1,52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76]-[.N76]" office:value-type="float" office:value="23" calcext:value-type="float">
            <text:p>2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12" calcext:value-type="float">
            <text:p>1,41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9" calcext:value-type="float">
            <text:p>1,42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3" calcext:value-type="float">
            <text:p>613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7]-[.N77]" office:value-type="float" office:value="-17" calcext:value-type="float">
            <text:p><text:s text:c="7"/>－17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21" calcext:value-type="float">
            <text:p>1,821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81" calcext:value-type="float">
            <text:p>1,78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2" calcext:value-type="float">
            <text:p>772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78]-[.N78]" office:value-type="float" office:value="40" calcext:value-type="float">
            <text:p>40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1766" calcext:value-type="float">
            <text:p>11,766</text:p>
          </table:table-cell>
          <table:table-cell table:style-name="ce38" office:value-type="float" office:value="1450" calcext:value-type="float">
            <text:p>1,4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4" calcext:value-type="float">
            <text:p>164</text:p>
          </table:table-cell>
          <table:table-cell table:style-name="ce38" office:value-type="float" office:value="4957" calcext:value-type="float">
            <text:p>4,957</text:p>
          </table:table-cell>
          <table:table-cell table:style-name="ce38" office:value-type="float" office:value="55" calcext:value-type="float">
            <text:p>5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847" calcext:value-type="float">
            <text:p>4,847</text:p>
          </table:table-cell>
          <table:table-cell table:style-name="ce38" office:value-type="float" office:value="293" calcext:value-type="float">
            <text:p>2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726" calcext:value-type="float">
            <text:p>12,726</text:p>
          </table:table-cell>
          <table:table-cell table:style-name="ce38" office:value-type="float" office:value="1325" calcext:value-type="float">
            <text:p>1,3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6362" calcext:value-type="float">
            <text:p>6,362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847" calcext:value-type="float">
            <text:p>4,847</text:p>
          </table:table-cell>
          <table:table-cell table:style-name="ce38" office:value-type="float" office:value="21" calcext:value-type="float">
            <text:p>21</text:p>
          </table:table-cell>
          <table:table-cell table:style-name="ce55" office:value-type="float" office:value="3" calcext:value-type="float">
            <text:p>3</text:p>
          </table:table-cell>
          <table:table-cell table:style-name="ce68" table:formula="of:=[.C79]-[.N79]" office:value-type="float" office:value="-960" calcext:value-type="float">
            <text:p><text:s text:c="7"/>－960</text:p>
          </table:table-cell>
          <table:table-cell table:style-name="ce76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5219" calcext:value-type="float">
            <text:p>5,219</text:p>
          </table:table-cell>
          <table:table-cell table:style-name="ce39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174" calcext:value-type="float">
            <text:p>2,174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24" calcext:value-type="float">
            <text:p>2,224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912" calcext:value-type="float">
            <text:p>5,912</text:p>
          </table:table-cell>
          <table:table-cell table:style-name="ce39" office:value-type="float" office:value="622" calcext:value-type="float">
            <text:p>6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2973" calcext:value-type="float">
            <text:p>2,973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24" calcext:value-type="float">
            <text:p>2,224</text:p>
          </table:table-cell>
          <table:table-cell table:style-name="ce39" office:value-type="float" office:value="8" calcext:value-type="float">
            <text:p>8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0]-[.N80]" office:value-type="float" office:value="-693" calcext:value-type="float">
            <text:p><text:s text:c="7"/>－693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6547" calcext:value-type="float">
            <text:p>6,547</text:p>
          </table:table-cell>
          <table:table-cell table:style-name="ce40" office:value-type="float" office:value="821" calcext:value-type="float">
            <text:p>8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2783" calcext:value-type="float">
            <text:p>2,783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23" calcext:value-type="float">
            <text:p>2,623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14" calcext:value-type="float">
            <text:p>6,814</text:p>
          </table:table-cell>
          <table:table-cell table:style-name="ce40" office:value-type="float" office:value="703" calcext:value-type="float">
            <text:p>70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3389" calcext:value-type="float">
            <text:p>3,389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23" calcext:value-type="float">
            <text:p>2,623</text:p>
          </table:table-cell>
          <table:table-cell table:style-name="ce40" office:value-type="float" office:value="13" calcext:value-type="float">
            <text:p>13</text:p>
          </table:table-cell>
          <table:table-cell table:style-name="ce57" office:value-type="float" office:value="3" calcext:value-type="float">
            <text:p>3</text:p>
          </table:table-cell>
          <table:table-cell table:style-name="ce70" table:formula="of:=[.C81]-[.N81]" office:value-type="float" office:value="-267" calcext:value-type="float">
            <text:p><text:s text:c="7"/>－267</text:p>
          </table:table-cell>
          <table:table-cell table:style-name="ce76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6985" calcext:value-type="float">
            <text:p>6,98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45" calcext:value-type="float">
            <text:p>3,045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77" calcext:value-type="float">
            <text:p>3,377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852" calcext:value-type="float">
            <text:p>6,852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164" calcext:value-type="float">
            <text:p>16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016" calcext:value-type="float">
            <text:p>3,016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377" calcext:value-type="float">
            <text:p>3,377</text:p>
          </table:table-cell>
          <table:table-cell table:style-name="ce38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68" table:formula="of:=[.C82]-[.N82]" office:value-type="float" office:value="133" calcext:value-type="float">
            <text:p>133</text:p>
          </table:table-cell>
          <table:table-cell table:style-name="ce76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072" calcext:value-type="float">
            <text:p>3,072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52" calcext:value-type="float">
            <text:p>1,352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04" calcext:value-type="float">
            <text:p>1,504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161" calcext:value-type="float">
            <text:p>3,161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28" calcext:value-type="float">
            <text:p>1,428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504" calcext:value-type="float">
            <text:p>1,504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9" table:formula="of:=[.C83]-[.N83]" office:value-type="float" office:value="-89" calcext:value-type="float">
            <text:p><text:s text:c="7"/>－89</text:p>
          </table:table-cell>
          <table:table-cell table:style-name="ce76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3913" calcext:value-type="float">
            <text:p>3,913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93" calcext:value-type="float">
            <text:p>1,693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873" calcext:value-type="float">
            <text:p>1,873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691" calcext:value-type="float">
            <text:p>3,691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88" calcext:value-type="float">
            <text:p>1,588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873" calcext:value-type="float">
            <text:p>1,873</text:p>
          </table:table-cell>
          <table:table-cell table:style-name="ce40" office:value-type="float" office:value="1" calcext:value-type="float">
            <text:p>1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4]-[.N84]" office:value-type="float" office:value="222" calcext:value-type="float">
            <text:p>222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590" calcext:value-type="float">
            <text:p>59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05" calcext:value-type="float">
            <text:p>40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16" calcext:value-type="float">
            <text:p>51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21" calcext:value-type="float">
            <text:p>3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5]-[.N85]" office:value-type="float" office:value="74" calcext:value-type="float">
            <text:p>74</text:p>
          </table:table-cell>
          <table:table-cell table:style-name="ce76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13" calcext:value-type="float">
            <text:p>31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14" calcext:value-type="float">
            <text:p>21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07" calcext:value-type="float">
            <text:p>20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7" calcext:value-type="float">
            <text:p>57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-12" calcext:value-type="float">
            <text:p><text:s text:c="7"/>－12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91" calcext:value-type="float">
            <text:p>191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4" calcext:value-type="float">
            <text:p>11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7]-[.N87]" office:value-type="float" office:value="86" calcext:value-type="float">
            <text:p>8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27" calcext:value-type="float">
            <text:p>52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60" calcext:value-type="float">
            <text:p>36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69" calcext:value-type="float">
            <text:p>26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79" calcext:value-type="float">
            <text:p>79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6" calcext:value-type="float">
            <text:p>1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67" calcext:value-type="float">
            <text:p>16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3" calcext:value-type="float">
            <text:p>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1" calcext:value-type="float">
            <text:p>25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74" calcext:value-type="float">
            <text:p>17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02" calcext:value-type="float">
            <text:p>10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76" calcext:value-type="float">
            <text:p>7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2" calcext:value-type="float">
            <text:p>5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91]-[.N91]" office:value-type="float" office:value="-5" calcext:value-type="float">
            <text:p><text:s text:c="7"/>－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-15" calcext:value-type="float">
            <text:p><text:s text:c="7"/>－1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3]-[.N93]" office:value-type="float" office:value="10" calcext:value-type="float">
            <text:p>10</text:p>
          </table:table-cell>
          <table:table-cell table:style-name="ce76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7年11月6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range table:name="Excel_BuiltIn_Print_Area" table:base-cell-address="$遷徙.$A$1" table:cell-range-address="#REF!" table:range-usable-as="print-range"/>
        <table:named-range table:name="PRINT_AREA_MI" table:base-cell-address="$遷徙.$A$1" table:cell-range-address="#REF!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fill-character> </loext:fill-character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3-09-26T10:10:03</meta:creation-date>
    <dc:creator>user</dc:creator>
    <dc:date>2008-11-05T16:39:06</dc:date>
    <meta:print-date>2007-12-17T15:50:58</meta:print-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